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2A23E10F152B2C80C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346cm" svg:height="17.833cm" draw:z-index="0"><draw:image xlink:href="Pictures/1000000100000244000002A23E10F152B2C80C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2:57:37.968164874</meta:creation-date>
    <dc:date>2024-09-12T22:57:49.544229340</dc:date>
    <meta:editing-duration>PT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